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7" style:family="paragraph" style:parent-style-name="Text_20_body">
      <style:text-properties style:font-name="Cambria" fo:font-size="14pt" fo:language="ru" fo:country="RU" style:font-name-asian="Times New Roman3" style:font-size-asian="14pt" style:font-name-complex="Times New Roman3" style:font-size-complex="14pt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10" style:family="paragraph" style:parent-style-name="Text_20_body"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fo:language="ru" fo:country="RU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images/3051.png" xlink:type="simple" xlink:show="embed" xlink:actuate="onLoad"/></draw:frame></text:p>
          </table:table-cell>
          <table:table-cell table:style-name="Table1.B1" office:value-type="string">
            <text:h text:style-name="P3" text:outline-level="1">Округл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8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305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Выполняет округление (ограничение точности) входного действительного числа с задаваемой пользователем точностью.</text:p>
            <text:p text:style-name="P5">Блок <text:span text:style-name="T1">векторизован</text:span>, представляет собой субмодель (сборку). Для того чтобы посмотреть структуру алгоритма – нажмите правой кнопкой «Действия» <text:span text:style-name="T2">→</text:span> «Войти в субмодель».</text:p>
            <text:p text:style-name="P5">Алгоритм работы блока реализует следующую формулу:</text:p>
            <text:p text:style-name="P6"><draw:frame draw:style-name="fr3" draw:name="Объект1" text:anchor-type="as-char" svg:width="6.883cm" svg:height="1.36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,</text:p>
            <text:p text:style-name="P5">где<draw:frame draw:style-name="fr3" draw:name="Объект2" text:anchor-type="as-char" svg:width="1.148cm" svg:height="0.621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3">– элемент входного вектора,</text:span><text:span text:style-name="T3"><draw:frame draw:style-name="fr3" draw:name="Объект3" text:anchor-type="as-char" svg:width="0.536cm" svg:height="0.549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параметр, задающий точность округления,</text:span><text:span text:style-name="T3"><draw:frame draw:style-name="fr3" draw:name="Объект4" text:anchor-type="as-char" svg:width="1.182cm" svg:height="0.62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элемент выходного вектора.</text:span></text:p>
            <text:p text:style-name="P5"><text:span text:style-name="T1">Свойство</text:span>:</text:p>
            <text:list xml:id="list8578670085910236652" text:style-name="L1">
              <text:list-item>
                <text:p text:style-name="P9"><text:span text:style-name="T3">Шаг точности – параметр</text:span><text:span text:style-name="T3"><draw:frame draw:style-name="fr3" draw:name="Object1" text:anchor-type="as-char" svg:width="0.536cm" svg:height="0.549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        </text:list-item>
            </text:list>
            <text:p text:style-name="P8"><text:span text:style-name="T5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8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7">Шаг точности</text:p>
                </table:table-cell>
                <table:table-cell table:style-name="Таблица1.B3" office:value-type="string">
                  <text:p text:style-name="P8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">Именован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7">Шаг точности</text:p>
                </table:table-cell>
                <table:table-cell table:style-name="Таблица1.B3" office:value-type="string">
                  <text:p text:style-name="P8">[<text:span text:style-name="T6">p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">Вектор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7">Шаг точности</text:p>
                </table:table-cell>
                <table:table-cell table:style-name="Таблица1.B3" office:value-type="string">
                  <text:p text:style-name="P8">[p<text:span text:style-name="T6">1,p2</text:span>]</text:p>
                </table:table-cell>
              </table:table-row>
            </table:table>
            <text:p text:style-name="P4"><text:span text:style-name="T1">Примечания</text:span>:</text:p>
            <text:list xml:id="list2835292641259033686" text:style-name="L2">
              <text:list-item>
                <text:p text:style-name="P11"><text:soft-page-break/>По умолчанию блок формирует <text:span text:style-name="T12">скалярный</text:span> выходной сигнал.</text:p>
              </text:list-item>
              <text:list-item>
                <text:p text:style-name="P12"><text:span text:style-name="T7">Именованные свойства </text:span><text:span text:style-name="T13">могут быть заданы </text:span><text:span text:style-name="T7">как </text:span><text:span text:style-name="T10">локальные</text:span><text:span text:style-name="T7"> переменные модели (субмодели) во вкладке </text:span><text:span text:style-name="T10">Параметры,</text:span><text:span text:style-name="T7"> как </text:span><text:span text:style-name="T10">глобальные</text:span><text:span text:style-name="T7"> сигналы проекта при помощи пункта главного меню </text:span><text:span text:style-name="T12">Сервис</text:span><text:span text:style-name="T7"> </text:span><text:span text:style-name="T8">→</text:span><text:span text:style-name="T9"> </text:span><text:span text:style-name="T11">Сигналы,</text:span><text:span text:style-name="T7"> </text:span><text:span text:style-name="T13">или как </text:span><text:span text:style-name="T12">внешние</text:span><text:span text:style-name="T1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ругление</dc:title>
    <dc:date>2016-04-07T14:45:14.39</dc:date>
    <meta:generator>OpenOffice/4.1.1$Win32 OpenOffice.org_project/411m6$Build-9775</meta:generator>
    <meta:editing-duration>PT1H29M6S</meta:editing-duration>
    <meta:editing-cycles>34</meta:editing-cycles>
    <meta:document-statistic meta:table-count="2" meta:image-count="2" meta:object-count="5" meta:page-count="2" meta:paragraph-count="32" meta:word-count="145" meta:character-count="1065"/>
    <dc:creator>ILYA KUBENSKIY</dc:creator>
  </office:meta>
</office:document-meta>
</file>

<file path=Object 1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i>p</mi>
      <mrow>
        <mi/>
        <mo stretchy="false">×</mo>
        <mi/>
      </mrow>
      <mtext>int</mtext>
      <mfenced open="[" close="]">
        <mrow>
          <mfrac>
            <mrow>
              <msub>
                <mi>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>p</mi>
            </mrow>
          </mfrac>
          <mrow>
            <mi/>
            <mo stretchy="false">+</mo>
            <mi/>
          </mrow>
          <mn>0.5</mn>
        </mrow>
      </mfenced>
    </mrow>
    <annotation encoding="StarMath 5.0">y_i(t) ~=~ p ~ times ~ "int" left [ {u_i(t)} over {p} ~+~ 0.5 right ]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4/content.xml><?xml version="1.0" encoding="utf-8"?>
<math xmlns="http://www.w3.org/1998/Math/MathML">
  <semantics>
    <mrow>
      <mi>p</mi>
    </mrow>
    <annotation encoding="StarMath 5.0">p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